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3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9045" calcext:value-type="float">
            <text:p><text:s text:c="3"/>89,045</text:p>
          </table:table-cell>
          <table:table-cell table:style-name="ce25" office:value-type="float" office:value="5008" calcext:value-type="float">
            <text:p><text:s text:c="3"/>5,008</text:p>
          </table:table-cell>
          <table:table-cell table:style-name="ce25" office:value-type="float" office:value="7817" calcext:value-type="float">
            <text:p><text:s text:c="3"/>7,817</text:p>
          </table:table-cell>
          <table:table-cell table:style-name="ce25" office:value-type="float" office:value="6737" calcext:value-type="float">
            <text:p><text:s text:c="3"/>6,737</text:p>
          </table:table-cell>
          <table:table-cell table:style-name="ce25" office:value-type="float" office:value="3547" calcext:value-type="float">
            <text:p><text:s text:c="3"/>3,547</text:p>
          </table:table-cell>
          <table:table-cell table:style-name="ce25" office:value-type="float" office:value="3006" calcext:value-type="float">
            <text:p><text:s text:c="3"/>3,006</text:p>
          </table:table-cell>
          <table:table-cell table:style-name="ce25" office:value-type="float" office:value="1748" calcext:value-type="float">
            <text:p><text:s text:c="3"/>1,748</text:p>
          </table:table-cell>
          <table:table-cell table:style-name="ce25" office:value-type="float" office:value="3105" calcext:value-type="float">
            <text:p><text:s text:c="3"/>3,105</text:p>
          </table:table-cell>
          <table:table-cell table:style-name="ce25" office:value-type="float" office:value="8932" calcext:value-type="float">
            <text:p><text:s text:c="3"/>8,932</text:p>
          </table:table-cell>
          <table:table-cell table:style-name="ce25" office:value-type="float" office:value="487" calcext:value-type="float">
            <text:p><text:s text:c="3"/>48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054" calcext:value-type="float">
            <text:p><text:s text:c="3"/>4,054</text:p>
          </table:table-cell>
          <table:table-cell table:style-name="ce25" office:value-type="float" office:value="43008" calcext:value-type="float">
            <text:p><text:s text:c="3"/>43,008</text:p>
          </table:table-cell>
          <table:table-cell table:style-name="ce25" office:value-type="float" office:value="1582" calcext:value-type="float">
            <text:p><text:s text:c="3"/>1,582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83984" calcext:value-type="float">
            <text:p><text:s text:c="3"/>83,984</text:p>
          </table:table-cell>
          <table:table-cell table:style-name="ce25" office:value-type="float" office:value="1483" calcext:value-type="float">
            <text:p><text:s text:c="3"/>1,483</text:p>
          </table:table-cell>
          <table:table-cell table:style-name="ce25" office:value-type="float" office:value="8058" calcext:value-type="float">
            <text:p><text:s text:c="3"/>8,058</text:p>
          </table:table-cell>
          <table:table-cell table:style-name="ce25" office:value-type="float" office:value="5071" calcext:value-type="float">
            <text:p><text:s text:c="3"/>5,071</text:p>
          </table:table-cell>
          <table:table-cell table:style-name="ce25" office:value-type="float" office:value="4626" calcext:value-type="float">
            <text:p><text:s text:c="3"/>4,626</text:p>
          </table:table-cell>
          <table:table-cell table:style-name="ce25" office:value-type="float" office:value="4192" calcext:value-type="float">
            <text:p><text:s text:c="3"/>4,192</text:p>
          </table:table-cell>
          <table:table-cell table:style-name="ce25" office:value-type="float" office:value="2345" calcext:value-type="float">
            <text:p><text:s text:c="3"/>2,345</text:p>
          </table:table-cell>
          <table:table-cell table:style-name="ce25" office:value-type="float" office:value="3001" calcext:value-type="float">
            <text:p><text:s text:c="3"/>3,001</text:p>
          </table:table-cell>
          <table:table-cell table:style-name="ce25" office:value-type="float" office:value="7712" calcext:value-type="float">
            <text:p><text:s text:c="3"/>7,712</text:p>
          </table:table-cell>
          <table:table-cell table:style-name="ce25" office:value-type="float" office:value="374" calcext:value-type="float">
            <text:p><text:s text:c="3"/>374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4054" calcext:value-type="float">
            <text:p><text:s text:c="3"/>4,054</text:p>
          </table:table-cell>
          <table:table-cell table:style-name="ce25" office:value-type="float" office:value="43008" calcext:value-type="float">
            <text:p><text:s text:c="3"/>43,008</text:p>
          </table:table-cell>
          <table:table-cell table:style-name="ce25" office:value-type="float" office:value="35" calcext:value-type="float">
            <text:p><text:s text:c="3"/>35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9" office:value-type="float" office:value="5061" calcext:value-type="float">
            <text:p><text:s text:c="3"/>5,06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40544" calcext:value-type="float">
            <text:p><text:s text:c="3"/>40,544</text:p>
          </table:table-cell>
          <table:table-cell table:style-name="ce25" office:value-type="float" office:value="2252" calcext:value-type="float">
            <text:p><text:s text:c="3"/>2,252</text:p>
          </table:table-cell>
          <table:table-cell table:style-name="ce25" office:value-type="float" office:value="3558" calcext:value-type="float">
            <text:p><text:s text:c="3"/>3,558</text:p>
          </table:table-cell>
          <table:table-cell table:style-name="ce25" office:value-type="float" office:value="3184" calcext:value-type="float">
            <text:p><text:s text:c="3"/>3,184</text:p>
          </table:table-cell>
          <table:table-cell table:style-name="ce25" office:value-type="float" office:value="1695" calcext:value-type="float">
            <text:p><text:s text:c="3"/>1,695</text:p>
          </table:table-cell>
          <table:table-cell table:style-name="ce25" office:value-type="float" office:value="1371" calcext:value-type="float">
            <text:p><text:s text:c="3"/>1,371</text:p>
          </table:table-cell>
          <table:table-cell table:style-name="ce25" office:value-type="float" office:value="792" calcext:value-type="float">
            <text:p><text:s text:c="3"/>792</text:p>
          </table:table-cell>
          <table:table-cell table:style-name="ce25" office:value-type="float" office:value="1457" calcext:value-type="float">
            <text:p><text:s text:c="3"/>1,457</text:p>
          </table:table-cell>
          <table:table-cell table:style-name="ce25" office:value-type="float" office:value="4060" calcext:value-type="float">
            <text:p><text:s text:c="3"/>4,060</text:p>
          </table:table-cell>
          <table:table-cell table:style-name="ce25" office:value-type="float" office:value="280" calcext:value-type="float">
            <text:p><text:s text:c="3"/>28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02" calcext:value-type="float">
            <text:p><text:s text:c="3"/>1,802</text:p>
          </table:table-cell>
          <table:table-cell table:style-name="ce25" office:value-type="float" office:value="19555" calcext:value-type="float">
            <text:p><text:s text:c="3"/>19,555</text:p>
          </table:table-cell>
          <table:table-cell table:style-name="ce25" office:value-type="float" office:value="534" calcext:value-type="float">
            <text:p><text:s text:c="3"/>534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8486" calcext:value-type="float">
            <text:p><text:s text:c="3"/>38,486</text:p>
          </table:table-cell>
          <table:table-cell table:style-name="ce25" office:value-type="float" office:value="698" calcext:value-type="float">
            <text:p><text:s text:c="3"/>698</text:p>
          </table:table-cell>
          <table:table-cell table:style-name="ce25" office:value-type="float" office:value="3792" calcext:value-type="float">
            <text:p><text:s text:c="3"/>3,792</text:p>
          </table:table-cell>
          <table:table-cell table:style-name="ce25" office:value-type="float" office:value="2241" calcext:value-type="float">
            <text:p><text:s text:c="3"/>2,241</text:p>
          </table:table-cell>
          <table:table-cell table:style-name="ce25" office:value-type="float" office:value="2173" calcext:value-type="float">
            <text:p><text:s text:c="3"/>2,173</text:p>
          </table:table-cell>
          <table:table-cell table:style-name="ce25" office:value-type="float" office:value="1897" calcext:value-type="float">
            <text:p><text:s text:c="3"/>1,897</text:p>
          </table:table-cell>
          <table:table-cell table:style-name="ce25" office:value-type="float" office:value="1071" calcext:value-type="float">
            <text:p><text:s text:c="3"/>1,071</text:p>
          </table:table-cell>
          <table:table-cell table:style-name="ce25" office:value-type="float" office:value="1361" calcext:value-type="float">
            <text:p><text:s text:c="3"/>1,361</text:p>
          </table:table-cell>
          <table:table-cell table:style-name="ce25" office:value-type="float" office:value="3646" calcext:value-type="float">
            <text:p><text:s text:c="3"/>3,646</text:p>
          </table:table-cell>
          <table:table-cell table:style-name="ce25" office:value-type="float" office:value="216" calcext:value-type="float">
            <text:p><text:s text:c="3"/>216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802" calcext:value-type="float">
            <text:p><text:s text:c="3"/>1,802</text:p>
          </table:table-cell>
          <table:table-cell table:style-name="ce25" office:value-type="float" office:value="19555" calcext:value-type="float">
            <text:p><text:s text:c="3"/>19,555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43" office:value-type="float" office:value="2058" calcext:value-type="float">
            <text:p><text:s text:c="3"/>2,05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8501" calcext:value-type="float">
            <text:p><text:s text:c="3"/>48,501</text:p>
          </table:table-cell>
          <table:table-cell table:style-name="ce25" office:value-type="float" office:value="2756" calcext:value-type="float">
            <text:p><text:s text:c="3"/>2,756</text:p>
          </table:table-cell>
          <table:table-cell table:style-name="ce25" office:value-type="float" office:value="4259" calcext:value-type="float">
            <text:p><text:s text:c="3"/>4,259</text:p>
          </table:table-cell>
          <table:table-cell table:style-name="ce25" office:value-type="float" office:value="3553" calcext:value-type="float">
            <text:p><text:s text:c="3"/>3,553</text:p>
          </table:table-cell>
          <table:table-cell table:style-name="ce25" office:value-type="float" office:value="1852" calcext:value-type="float">
            <text:p><text:s text:c="3"/>1,852</text:p>
          </table:table-cell>
          <table:table-cell table:style-name="ce25" office:value-type="float" office:value="1635" calcext:value-type="float">
            <text:p><text:s text:c="3"/>1,635</text:p>
          </table:table-cell>
          <table:table-cell table:style-name="ce25" office:value-type="float" office:value="956" calcext:value-type="float">
            <text:p><text:s text:c="3"/>956</text:p>
          </table:table-cell>
          <table:table-cell table:style-name="ce25" office:value-type="float" office:value="1648" calcext:value-type="float">
            <text:p><text:s text:c="3"/>1,648</text:p>
          </table:table-cell>
          <table:table-cell table:style-name="ce25" office:value-type="float" office:value="4872" calcext:value-type="float">
            <text:p><text:s text:c="3"/>4,872</text:p>
          </table:table-cell>
          <table:table-cell table:style-name="ce25" office:value-type="float" office:value="207" calcext:value-type="float">
            <text:p><text:s text:c="3"/>20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52" calcext:value-type="float">
            <text:p><text:s text:c="3"/>2,252</text:p>
          </table:table-cell>
          <table:table-cell table:style-name="ce25" office:value-type="float" office:value="23453" calcext:value-type="float">
            <text:p><text:s text:c="3"/>23,453</text:p>
          </table:table-cell>
          <table:table-cell table:style-name="ce25" office:value-type="float" office:value="1048" calcext:value-type="float">
            <text:p><text:s text:c="3"/>1,048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45498" calcext:value-type="float">
            <text:p><text:s text:c="3"/>45,498</text:p>
          </table:table-cell>
          <table:table-cell table:style-name="ce25" office:value-type="float" office:value="785" calcext:value-type="float">
            <text:p><text:s text:c="3"/>785</text:p>
          </table:table-cell>
          <table:table-cell table:style-name="ce25" office:value-type="float" office:value="4266" calcext:value-type="float">
            <text:p><text:s text:c="3"/>4,266</text:p>
          </table:table-cell>
          <table:table-cell table:style-name="ce25" office:value-type="float" office:value="2830" calcext:value-type="float">
            <text:p><text:s text:c="3"/>2,830</text:p>
          </table:table-cell>
          <table:table-cell table:style-name="ce25" office:value-type="float" office:value="2453" calcext:value-type="float">
            <text:p><text:s text:c="3"/>2,453</text:p>
          </table:table-cell>
          <table:table-cell table:style-name="ce25" office:value-type="float" office:value="2295" calcext:value-type="float">
            <text:p><text:s text:c="3"/>2,295</text:p>
          </table:table-cell>
          <table:table-cell table:style-name="ce25" office:value-type="float" office:value="1274" calcext:value-type="float">
            <text:p><text:s text:c="3"/>1,274</text:p>
          </table:table-cell>
          <table:table-cell table:style-name="ce25" office:value-type="float" office:value="1640" calcext:value-type="float">
            <text:p><text:s text:c="3"/>1,640</text:p>
          </table:table-cell>
          <table:table-cell table:style-name="ce25" office:value-type="float" office:value="4066" calcext:value-type="float">
            <text:p><text:s text:c="3"/>4,066</text:p>
          </table:table-cell>
          <table:table-cell table:style-name="ce25" office:value-type="float" office:value="158" calcext:value-type="float">
            <text:p><text:s text:c="3"/>15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252" calcext:value-type="float">
            <text:p><text:s text:c="3"/>2,252</text:p>
          </table:table-cell>
          <table:table-cell table:style-name="ce25" office:value-type="float" office:value="23453" calcext:value-type="float">
            <text:p><text:s text:c="3"/>23,453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4" office:value-type="float" office:value="3003" calcext:value-type="float">
            <text:p><text:s text:c="3"/>3,00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500" calcext:value-type="float">
            <text:p>15,500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34" calcext:value-type="float">
            <text:p>4,234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688" calcext:value-type="float">
            <text:p>1,688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55" calcext:value-type="float">
            <text:p>5,955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4119" calcext:value-type="float">
            <text:p>14,119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43" calcext:value-type="float">
            <text:p>3,143</text:p>
          </table:table-cell>
          <table:table-cell table:style-name="ce26" office:value-type="float" office:value="1785" calcext:value-type="float">
            <text:p>1,785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1812" calcext:value-type="float">
            <text:p>1,812</text:p>
          </table:table-cell>
          <table:table-cell table:style-name="ce26" office:value-type="float" office:value="89" calcext:value-type="float">
            <text:p>8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55" calcext:value-type="float">
            <text:p>5,95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1381" calcext:value-type="float">
            <text:p>1,38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005" calcext:value-type="float">
            <text:p>7,005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95" calcext:value-type="float">
            <text:p>2,59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306" calcext:value-type="float">
            <text:p>6,306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74" calcext:value-type="float">
            <text:p>1,374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95" calcext:value-type="float">
            <text:p>2,59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699" calcext:value-type="float">
            <text:p>69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495" calcext:value-type="float">
            <text:p>8,49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60" calcext:value-type="float">
            <text:p>3,36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682" calcext:value-type="float">
            <text:p>68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794" calcext:value-type="float">
            <text:p>10,794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3143" calcext:value-type="float">
            <text:p>3,14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58" calcext:value-type="float">
            <text:p>3,958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085" calcext:value-type="float">
            <text:p>11,085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234" calcext:value-type="float">
            <text:p>4,2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58" calcext:value-type="float">
            <text:p>3,95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291" calcext:value-type="float">
            <text:p><text:s/>－29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828" calcext:value-type="float">
            <text:p>4,828</text:p>
          </table:table-cell>
          <table:table-cell table:style-name="ce27" office:value-type="float" office:value="671" calcext:value-type="float">
            <text:p>671</text:p>
          </table:table-cell>
          <table:table-cell table:style-name="ce27" office:value-type="float" office:value="1374" calcext:value-type="float">
            <text:p>1,37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1" calcext:value-type="float">
            <text:p>1,791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66" calcext:value-type="float">
            <text:p>5,166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91" calcext:value-type="float">
            <text:p>1,79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338" calcext:value-type="float">
            <text:p><text:s/>－33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919" calcext:value-type="float">
            <text:p>5,919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695" calcext:value-type="float">
            <text:p>9,695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1785" calcext:value-type="float">
            <text:p>1,785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52" calcext:value-type="float">
            <text:p>4,452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161" calcext:value-type="float">
            <text:p>8,161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247" calcext:value-type="float">
            <text:p>1,247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52" calcext:value-type="float">
            <text:p>4,452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1534" calcext:value-type="float">
            <text:p>1,53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70" calcext:value-type="float">
            <text:p>4,470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825" calcext:value-type="float">
            <text:p>825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633" calcext:value-type="float">
            <text:p>633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3" calcext:value-type="float">
            <text:p>2,043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820" calcext:value-type="float">
            <text:p>3,82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569" calcext:value-type="float">
            <text:p>569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3" calcext:value-type="float">
            <text:p>2,043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650" calcext:value-type="float">
            <text:p>65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09" calcext:value-type="float">
            <text:p>2,409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884" calcext:value-type="float">
            <text:p>88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2236" calcext:value-type="float">
            <text:p>12,236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627" calcext:value-type="float">
            <text:p>2,627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94" calcext:value-type="float">
            <text:p>7,394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562" calcext:value-type="float">
            <text:p>10,562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376" calcext:value-type="float">
            <text:p>376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631" calcext:value-type="float">
            <text:p>1,631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394" calcext:value-type="float">
            <text:p>7,394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45" office:value-type="float" office:value="1674" calcext:value-type="float">
            <text:p>1,67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16" calcext:value-type="float">
            <text:p>5,516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182" calcext:value-type="float">
            <text:p>1,182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54" calcext:value-type="float">
            <text:p>3,354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807" calcext:value-type="float">
            <text:p>4,807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54" calcext:value-type="float">
            <text:p>3,35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709" calcext:value-type="float">
            <text:p>709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720" calcext:value-type="float">
            <text:p>6,72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965" calcext:value-type="float">
            <text:p>96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253" calcext:value-type="float">
            <text:p>7,253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787" calcext:value-type="float">
            <text:p>787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74" calcext:value-type="float">
            <text:p>4,574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404" calcext:value-type="float">
            <text:p>6,404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74" calcext:value-type="float">
            <text:p>4,57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849" calcext:value-type="float">
            <text:p>84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94" calcext:value-type="float">
            <text:p>3,294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89" calcext:value-type="float">
            <text:p>2,08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21" calcext:value-type="float">
            <text:p>2,92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89" calcext:value-type="float">
            <text:p>2,08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73" calcext:value-type="float">
            <text:p>37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76" calcext:value-type="float">
            <text:p>47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911" calcext:value-type="float">
            <text:p>10,911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19" calcext:value-type="float">
            <text:p>1,519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265" calcext:value-type="float">
            <text:p>7,265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513" calcext:value-type="float">
            <text:p>10,513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7265" calcext:value-type="float">
            <text:p>7,26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398" calcext:value-type="float">
            <text:p>39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27" calcext:value-type="float">
            <text:p>4,927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9" calcext:value-type="float">
            <text:p>669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04" calcext:value-type="float">
            <text:p>3,304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831" calcext:value-type="float">
            <text:p>4,831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304" calcext:value-type="float">
            <text:p>3,30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6" calcext:value-type="float">
            <text:p>9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984" calcext:value-type="float">
            <text:p>5,984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961" calcext:value-type="float">
            <text:p>3,96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02" calcext:value-type="float">
            <text:p>30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987" calcext:value-type="float">
            <text:p><text:s text:c="3"/>21,987</text:p>
          </table:table-cell>
          <table:table-cell table:style-name="ce29" office:value-type="float" office:value="750" calcext:value-type="float">
            <text:p><text:s text:c="3"/>750</text:p>
          </table:table-cell>
          <table:table-cell table:style-name="ce29" office:value-type="float" office:value="1812" calcext:value-type="float">
            <text:p><text:s text:c="3"/>1,812</text:p>
          </table:table-cell>
          <table:table-cell table:style-name="ce29" office:value-type="float" office:value="1014" calcext:value-type="float">
            <text:p><text:s text:c="3"/>1,014</text:p>
          </table:table-cell>
          <table:table-cell table:style-name="ce29" office:value-type="float" office:value="1247" calcext:value-type="float">
            <text:p><text:s text:c="3"/>1,247</text:p>
          </table:table-cell>
          <table:table-cell table:style-name="ce29" office:value-type="float" office:value="1631" calcext:value-type="float">
            <text:p><text:s text:c="3"/>1,631</text:p>
          </table:table-cell>
          <table:table-cell table:style-name="ce29" office:value-type="float" office:value="624" calcext:value-type="float">
            <text:p><text:s text:c="3"/>624</text:p>
          </table:table-cell>
          <table:table-cell table:style-name="ce29" office:value-type="float" office:value="1276" calcext:value-type="float">
            <text:p><text:s text:c="3"/>1,27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8" calcext:value-type="float">
            <text:p><text:s text:c="3"/>10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051" calcext:value-type="float">
            <text:p><text:s text:c="3"/>4,051</text:p>
          </table:table-cell>
          <table:table-cell table:style-name="ce29" office:value-type="float" office:value="9149" calcext:value-type="float">
            <text:p><text:s text:c="3"/>9,149</text:p>
          </table:table-cell>
          <table:table-cell table:style-name="ce29" office:value-type="float" office:value="320" calcext:value-type="float">
            <text:p><text:s text:c="3"/>320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9" office:value-type="float" office:value="22385" calcext:value-type="float">
            <text:p><text:s text:c="3"/>22,385</text:p>
          </table:table-cell>
          <table:table-cell table:style-name="ce29" office:value-type="float" office:value="242" calcext:value-type="float">
            <text:p><text:s text:c="3"/>242</text:p>
          </table:table-cell>
          <table:table-cell table:style-name="ce29" office:value-type="float" office:value="1688" calcext:value-type="float">
            <text:p><text:s text:c="3"/>1,688</text:p>
          </table:table-cell>
          <table:table-cell table:style-name="ce29" office:value-type="float" office:value="889" calcext:value-type="float">
            <text:p><text:s text:c="3"/>889</text:p>
          </table:table-cell>
          <table:table-cell table:style-name="ce29" office:value-type="float" office:value="1324" calcext:value-type="float">
            <text:p><text:s text:c="3"/>1,324</text:p>
          </table:table-cell>
          <table:table-cell table:style-name="ce29" office:value-type="float" office:value="2627" calcext:value-type="float">
            <text:p><text:s text:c="3"/>2,627</text:p>
          </table:table-cell>
          <table:table-cell table:style-name="ce29" office:value-type="float" office:value="787" calcext:value-type="float">
            <text:p><text:s text:c="3"/>787</text:p>
          </table:table-cell>
          <table:table-cell table:style-name="ce29" office:value-type="float" office:value="1519" calcext:value-type="float">
            <text:p><text:s text:c="3"/>1,51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8" calcext:value-type="float">
            <text:p><text:s text:c="3"/>9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4051" calcext:value-type="float">
            <text:p><text:s text:c="3"/>4,051</text:p>
          </table:table-cell>
          <table:table-cell table:style-name="ce29" office:value-type="float" office:value="9149" calcext:value-type="float">
            <text:p><text:s text:c="3"/>9,149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8" calcext:value-type="float">
            <text:p>8</text:p>
          </table:table-cell>
          <table:table-cell table:style-name="ce45" office:value-type="float" office:value="-398" calcext:value-type="float">
            <text:p><text:s/>－39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0146" calcext:value-type="float">
            <text:p><text:s text:c="3"/>10,146</text:p>
          </table:table-cell>
          <table:table-cell table:style-name="ce30" office:value-type="float" office:value="357" calcext:value-type="float">
            <text:p><text:s text:c="3"/>357</text:p>
          </table:table-cell>
          <table:table-cell table:style-name="ce30" office:value-type="float" office:value="861" calcext:value-type="float">
            <text:p><text:s text:c="3"/>861</text:p>
          </table:table-cell>
          <table:table-cell table:style-name="ce30" office:value-type="float" office:value="484" calcext:value-type="float">
            <text:p><text:s text:c="3"/>484</text:p>
          </table:table-cell>
          <table:table-cell table:style-name="ce30" office:value-type="float" office:value="609" calcext:value-type="float">
            <text:p><text:s text:c="3"/>609</text:p>
          </table:table-cell>
          <table:table-cell table:style-name="ce30" office:value-type="float" office:value="735" calcext:value-type="float">
            <text:p><text:s text:c="3"/>735</text:p>
          </table:table-cell>
          <table:table-cell table:style-name="ce30" office:value-type="float" office:value="280" calcext:value-type="float">
            <text:p><text:s text:c="3"/>280</text:p>
          </table:table-cell>
          <table:table-cell table:style-name="ce30" office:value-type="float" office:value="610" calcext:value-type="float">
            <text:p><text:s text:c="3"/>61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7" calcext:value-type="float">
            <text:p><text:s text:c="3"/>6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00" calcext:value-type="float">
            <text:p><text:s text:c="3"/>1,800</text:p>
          </table:table-cell>
          <table:table-cell table:style-name="ce30" office:value-type="float" office:value="4254" calcext:value-type="float">
            <text:p><text:s text:c="3"/>4,254</text:p>
          </table:table-cell>
          <table:table-cell table:style-name="ce30" office:value-type="float" office:value="87" calcext:value-type="float">
            <text:p><text:s text:c="3"/>87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30" office:value-type="float" office:value="10226" calcext:value-type="float">
            <text:p><text:s text:c="3"/>10,226</text:p>
          </table:table-cell>
          <table:table-cell table:style-name="ce30" office:value-type="float" office:value="107" calcext:value-type="float">
            <text:p><text:s text:c="3"/>107</text:p>
          </table:table-cell>
          <table:table-cell table:style-name="ce30" office:value-type="float" office:value="772" calcext:value-type="float">
            <text:p><text:s text:c="3"/>772</text:p>
          </table:table-cell>
          <table:table-cell table:style-name="ce30" office:value-type="float" office:value="397" calcext:value-type="float">
            <text:p><text:s text:c="3"/>397</text:p>
          </table:table-cell>
          <table:table-cell table:style-name="ce30" office:value-type="float" office:value="633" calcext:value-type="float">
            <text:p><text:s text:c="3"/>633</text:p>
          </table:table-cell>
          <table:table-cell table:style-name="ce30" office:value-type="float" office:value="1182" calcext:value-type="float">
            <text:p><text:s text:c="3"/>1,182</text:p>
          </table:table-cell>
          <table:table-cell table:style-name="ce30" office:value-type="float" office:value="346" calcext:value-type="float">
            <text:p><text:s text:c="3"/>346</text:p>
          </table:table-cell>
          <table:table-cell table:style-name="ce30" office:value-type="float" office:value="669" calcext:value-type="float">
            <text:p><text:s text:c="3"/>66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1" calcext:value-type="float">
            <text:p><text:s text:c="3"/>6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800" calcext:value-type="float">
            <text:p><text:s text:c="3"/>1,800</text:p>
          </table:table-cell>
          <table:table-cell table:style-name="ce30" office:value-type="float" office:value="4254" calcext:value-type="float">
            <text:p><text:s text:c="3"/>4,254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80" calcext:value-type="float">
            <text:p><text:s/>－8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841" calcext:value-type="float">
            <text:p><text:s text:c="3"/>11,841</text:p>
          </table:table-cell>
          <table:table-cell table:style-name="ce31" office:value-type="float" office:value="393" calcext:value-type="float">
            <text:p><text:s text:c="3"/>393</text:p>
          </table:table-cell>
          <table:table-cell table:style-name="ce31" office:value-type="float" office:value="951" calcext:value-type="float">
            <text:p><text:s text:c="3"/>951</text:p>
          </table:table-cell>
          <table:table-cell table:style-name="ce31" office:value-type="float" office:value="530" calcext:value-type="float">
            <text:p><text:s text:c="3"/>530</text:p>
          </table:table-cell>
          <table:table-cell table:style-name="ce31" office:value-type="float" office:value="638" calcext:value-type="float">
            <text:p><text:s text:c="3"/>638</text:p>
          </table:table-cell>
          <table:table-cell table:style-name="ce31" office:value-type="float" office:value="896" calcext:value-type="float">
            <text:p><text:s text:c="3"/>896</text:p>
          </table:table-cell>
          <table:table-cell table:style-name="ce31" office:value-type="float" office:value="344" calcext:value-type="float">
            <text:p><text:s text:c="3"/>344</text:p>
          </table:table-cell>
          <table:table-cell table:style-name="ce31" office:value-type="float" office:value="666" calcext:value-type="float">
            <text:p><text:s text:c="3"/>66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51" calcext:value-type="float">
            <text:p><text:s text:c="3"/>2,251</text:p>
          </table:table-cell>
          <table:table-cell table:style-name="ce31" office:value-type="float" office:value="4895" calcext:value-type="float">
            <text:p><text:s text:c="3"/>4,895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159" calcext:value-type="float">
            <text:p><text:s text:c="3"/>12,159</text:p>
          </table:table-cell>
          <table:table-cell table:style-name="ce31" office:value-type="float" office:value="135" calcext:value-type="float">
            <text:p><text:s text:c="3"/>135</text:p>
          </table:table-cell>
          <table:table-cell table:style-name="ce31" office:value-type="float" office:value="916" calcext:value-type="float">
            <text:p><text:s text:c="3"/>916</text:p>
          </table:table-cell>
          <table:table-cell table:style-name="ce31" office:value-type="float" office:value="492" calcext:value-type="float">
            <text:p><text:s text:c="3"/>492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1445" calcext:value-type="float">
            <text:p><text:s text:c="3"/>1,445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850" calcext:value-type="float">
            <text:p><text:s text:c="3"/>85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251" calcext:value-type="float">
            <text:p><text:s text:c="3"/>2,251</text:p>
          </table:table-cell>
          <table:table-cell table:style-name="ce31" office:value-type="float" office:value="4895" calcext:value-type="float">
            <text:p><text:s text:c="3"/>4,895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5" calcext:value-type="float">
            <text:p>5</text:p>
          </table:table-cell>
          <table:table-cell table:style-name="ce46" office:value-type="float" office:value="-318" calcext:value-type="float">
            <text:p><text:s/>－31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67" calcext:value-type="float">
            <text:p>6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91" calcext:value-type="float">
            <text:p>4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07" calcext:value-type="float">
            <text:p>2,10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15" calcext:value-type="float">
            <text:p>31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0" calcext:value-type="float">
            <text:p>13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530" calcext:value-type="float">
            <text:p>53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4" calcext:value-type="float">
            <text:p>7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35" calcext:value-type="float">
            <text:p>2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95" calcext:value-type="float">
            <text:p>2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60" calcext:value-type="float">
            <text:p>2,66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65" calcext:value-type="float">
            <text:p>3,66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1005" calcext:value-type="float">
            <text:p><text:s/>－1,00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73" calcext:value-type="float">
            <text:p><text:s/>－37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86" calcext:value-type="float">
            <text:p>2,08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38" calcext:value-type="float">
            <text:p>53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8" office:value-type="float" office:value="-632" calcext:value-type="float">
            <text:p><text:s/>－63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502" calcext:value-type="float">
            <text:p>50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31" calcext:value-type="float">
            <text:p>23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271" calcext:value-type="float">
            <text:p>27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72" calcext:value-type="float">
            <text:p>2,07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226" calcext:value-type="float">
            <text:p>22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214" calcext:value-type="float">
            <text:p>214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437" calcext:value-type="float">
            <text:p>43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82" calcext:value-type="float">
            <text:p>1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" calcext:value-type="float">
            <text:p><text:s/>－1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55" calcext:value-type="float">
            <text:p>2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5" calcext:value-type="float">
            <text:p><text:s/>－9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28" calcext:value-type="float">
            <text:p>2,62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316" calcext:value-type="float">
            <text:p>1,31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16" calcext:value-type="float">
            <text:p>1,3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88" calcext:value-type="float">
            <text:p><text:s/>－18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597" calcext:value-type="float">
            <text:p>59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7" calcext:value-type="float">
            <text:p><text:s/>－10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41" calcext:value-type="float">
            <text:p>1,441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38" calcext:value-type="float">
            <text:p>2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9" calcext:value-type="float">
            <text:p><text:s/>－4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4" calcext:value-type="float">
            <text:p>1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3" calcext:value-type="float">
            <text:p>1,17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84" calcext:value-type="float">
            <text:p>58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9" calcext:value-type="float">
            <text:p><text:s/>－9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78" calcext:value-type="float">
            <text:p>2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61" calcext:value-type="float">
            <text:p>56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06" calcext:value-type="float">
            <text:p>30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48" calcext:value-type="float">
            <text:p>64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77" calcext:value-type="float">
            <text:p>17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86" calcext:value-type="float">
            <text:p>2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5" calcext:value-type="float">
            <text:p>7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62" calcext:value-type="float">
            <text:p>36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2" calcext:value-type="float">
            <text:p>10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231" calcext:value-type="float">
            <text:p>2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19" calcext:value-type="float">
            <text:p>1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12" calcext:value-type="float">
            <text:p>11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250" calcext:value-type="float">
            <text:p>2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9" calcext:value-type="float">
            <text:p>6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4" calcext:value-type="float">
            <text:p>514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98" calcext:value-type="float">
            <text:p>9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8" calcext:value-type="float">
            <text:p>10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-86" calcext:value-type="float">
            <text:p><text:s/>－86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5" calcext:value-type="float">
            <text:p>1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2"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4" calcext:value-type="float">
            <text:p>9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7" calcext:value-type="float">
            <text:p><text:s/>－8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1" calcext:value-type="float">
            <text:p>1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